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aa52b" officeooo:paragraph-rsid="001aa52b"/>
    </style:style>
    <style:style style:name="P2" style:family="paragraph" style:parent-style-name="Standard">
      <style:text-properties officeooo:rsid="001aa52b" officeooo:paragraph-rsid="001aa52b"/>
    </style:style>
    <style:style style:name="P3" style:family="paragraph" style:parent-style-name="Standard">
      <style:text-properties officeooo:rsid="001c017f" officeooo:paragraph-rsid="001c01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x</text:p>
      <text:p text:style-name="P1"/>
      <text:p text:style-name="P1">diary </text:p>
      <text:p text:style-name="P1"><text:a xlink:type="simple" xlink:href="https://github.com/josephtinsley/AutomaticLogout/blob/master/autologout.js" text:style-name="Internet_20_link" text:visited-style-name="Visited_20_Internet_20_Link">https://github.com/josephtinsley/AutomaticLogout/blob/master/autologout.js</text:a></text:p>
      <text:p text:style-name="P1">took timeout.js and modified it slightly</text:p>
      <text:p text:style-name="P1"/>
      <text:p text:style-name="P3">working on the drop downs – cant work out how to change the value of this(val) in the teamAjax file to show a name and not a number. Something I will have to work on</text:p>
      <text:p text:style-name="P3"/>
      <text:p text:style-name="P3">got the drop downs to work but still not perfect</text:p>
      <text:p text:style-name="P3"/>
      <text:p text:style-name="P3">trying to get them to send to the database is proving problamat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3:30:02.195950900</meta:creation-date>
    <dc:date>2018-03-27T14:48:07.007523185</dc:date>
    <meta:editing-duration>PT2M</meta:editing-duration>
    <meta:editing-cycles>2</meta:editing-cycles>
    <meta:generator>LibreOffice/6.0.2.1.0$Linux_X86_64 LibreOffice_project/00m0$Build-1</meta:generator>
    <meta:document-statistic meta:table-count="0" meta:image-count="0" meta:object-count="0" meta:page-count="1" meta:paragraph-count="7" meta:word-count="66" meta:character-count="404" meta:non-whitespace-character-count="343"/>
  </office:meta>
</office:document-meta>
</file>